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rsid="00112566" officeooo:paragraph-rsid="001125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_hw4 report – 0616223 劉柏宇</text:p>
      <text:p text:style-name="P1"/>
      <text:p text:style-name="P1"><text:tab/>第一題利用pthread去計算平均分擔每個數列的計算來加快運算速度, 為了平均每個thread的負荷量, 我將多餘的幾個數留在main裡面做計算, 也順便解決一點main的閒置, 增加效率。</text:p>
      <text:p text:style-name="P1"><text:tab/>第二題剛好在另外一堂課也有寫過差不多的作業, 所以做起來還蠻快的, 不過有遇到一個問題是當初沒有發現的, 就是用time去測的時候, thread增加, user那個時間會變慢, 但是total time是合理下降的, 而體感的時間也有明顯下降。當初可能沒有用time測過就交了。</text:p>
      <text:p text:style-name="P1"><text:tab/>整體而言沒遇到什麼太困難的問題, 也更熟悉pthread的寫法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5:30:58.366575247</meta:creation-date>
    <meta:generator>LibreOffice/5.1.6.2$Linux_X86_64 LibreOffice_project/10m0$Build-2</meta:generator>
    <dc:date>2019-12-13T15:39:10.157302215</dc:date>
    <meta:editing-duration>PT5S</meta:editing-duration>
    <meta:editing-cycles>1</meta:editing-cycles>
    <meta:document-statistic meta:table-count="0" meta:image-count="0" meta:object-count="0" meta:page-count="1" meta:paragraph-count="4" meta:word-count="217" meta:character-count="298" meta:non-whitespace-character-count="278"/>
  </office:meta>
</office:document-meta>
</file>